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0806in" table:align="left"/>
    </style:style>
    <style:style style:name="Table1.A" style:family="table-column">
      <style:table-column-properties style:column-width="1.684in"/>
    </style:style>
    <style:style style:name="Table1.B" style:family="table-column">
      <style:table-column-properties style:column-width="3.396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2.3243in"/>
    </style:style>
    <style:style style:name="Table2.B" style:family="table-column">
      <style:table-column-properties style:column-width="4.3688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kt. Du möchtest <text:span text:style-name="Strong_20_Emphasis">wirklich jedes Detail</text:span> verstehen – von <text:span text:style-name="Source_20_Text">BaseSession</text:span>, <text:span text:style-name="Source_20_Text">prompt_toolkit</text:span>-Tools wie <text:span text:style-name="Source_20_Text">WordCompleter</text:span>, bis zur <text:span text:style-name="Strong_20_Emphasis">ganz konkreten Umsetzung</text:span>.</text:p>
      <text:p text:style-name="Text_20_body">Ich erkläre dir jetzt <text:span text:style-name="Strong_20_Emphasis">jede einzelne Komponente</text:span>, wie ein Profi mit 40 Jahren Erfahrung das für einen motivierten Anfänger aufbereiten würde.<text:line-break/>Du wirst damit <text:span text:style-name="Strong_20_Emphasis">offline in der Lage sein</text:span>, das ganze System <text:span text:style-name="Strong_20_Emphasis">perfekt umzusetzen, zu erweitern und zu verstehen</text:span>.</text:p>
      <text:p text:style-name="Horizontal_20_Line"/>
      <text:h text:style-name="Heading_20_2" text:outline-level="2">🧱 Teil 1: <text:span text:style-name="Strong_20_Emphasis"><text:span text:style-name="Source_20_Text">BaseSession</text:span></text:span><text:span text:style-name="Strong_20_Emphasis"> – Warum, wie, wo?</text:span></text:h>
      <text:h text:style-name="Heading_20_3" text:outline-level="3">❓ Was ist <text:span text:style-name="Source_20_Text">BaseSession</text:span>?</text:h>
      <text:p text:style-name="Text_20_body">Ein <text:span text:style-name="Strong_20_Emphasis">Basis-Baustein</text:span> (Basisklasse), von dem alle anderen "Session-Klassen" erben.</text:p>
      <text:p text:style-name="Horizontal_20_Line"/>
      <text:h text:style-name="Heading_20_3" text:outline-level="3">📌 Warum brauchst du das?</text:h>
      <text:p text:style-name="Text_20_body">Weil du viele Sessions hast:</text:p>
      <text:list text:style-name="L1">
        <text:list-item>
          <text:p text:style-name="P2"><text:span text:style-name="Source_20_Text">SMTPSession</text:span></text:p>
        </text:list-item>
        <text:list-item>
          <text:p text:style-name="P2"><text:span text:style-name="Source_20_Text">IMAPSession</text:span></text:p>
        </text:list-item>
        <text:list-item>
          <text:p text:style-name="P2"><text:span text:style-name="Source_20_Text">PasswordSession</text:span></text:p>
        </text:list-item>
        <text:list-item>
          <text:p text:style-name="P2"><text:span text:style-name="Source_20_Text">FilterSession</text:span></text:p>
        </text:list-item>
        <text:list-item>
          <text:p text:style-name="P2">…</text:p>
        </text:list-item>
      </text:list>
      <text:p text:style-name="Text_20_body">Alle sollen:</text:p>
      <text:list text:style-name="L2">
        <text:list-item>
          <text:p text:style-name="P3">eine <text:span text:style-name="Source_20_Text">.run()</text:span> Methode haben</text:p>
        </text:list-item>
        <text:list-item>
          <text:p text:style-name="P3">ihre Daten irgendwo speichern (z. B. <text:span text:style-name="Source_20_Text">self.result</text:span>)</text:p>
        </text:list-item>
        <text:list-item>
          <text:p text:style-name="P3">später evtl. Validierung, Speicherung oder Abbruchlogik gemeinsam nutzen</text:p>
        </text:list-item>
      </text:list>
      <text:p text:style-name="Text_20_body">Wenn du das nicht zentral in <text:span text:style-name="Source_20_Text">BaseSession</text:span> definierst, <text:span text:style-name="Strong_20_Emphasis">wiederholst du Code</text:span> in jeder Klasse.</text:p>
      <text:p text:style-name="Horizontal_20_Line"/>
      <text:h text:style-name="Heading_20_3" text:outline-level="3">📁 Wo soll <text:span text:style-name="Source_20_Text">BaseSession</text:span> hin?</text:h>
      <text:p text:style-name="Quotations"><text:span text:style-name="Source_20_Text">projekt/sessions/base_session.py</text:span></text:p>
      <text:p text:style-name="Text_20_body">Dort liegt sie gut getrennt vom Rest, wird von allen anderen Sessions importiert.</text:p>
      <text:p text:style-name="Horizontal_20_Line"/>
      <text:h text:style-name="Heading_20_3" text:outline-level="3">🧩 Wie sieht <text:span text:style-name="Source_20_Text">BaseSession</text:span> konkret aus?</text:h>
      <text:p text:style-name="Preformatted_20_Text"><text:span text:style-name="Source_20_Text">class BaseSession:</text:span></text:p>
      <text:p text:style-name="Preformatted_20_Text"><text:span text:style-name="Source_20_Text"><text:s text:c="4"/>def __init__(self):</text:span></text:p>
      <text:p text:style-name="Preformatted_20_Text"><text:span text:style-name="Source_20_Text"><text:s text:c="8"/>self.result = {}</text:span></text:p>
      <text:p text:style-name="Preformatted_20_Text"/>
      <text:p text:style-name="Preformatted_20_Text"><text:soft-page-break/><text:span text:style-name="Source_20_Text"><text:s text:c="4"/>def run(self):</text:span></text:p>
      <text:p text:style-name="Preformatted_20_Text"><text:span text:style-name="Source_20_Text"><text:s text:c="8"/>raise NotImplementedError("Diese Methode muss in der abgeleiteten Klasse überschrieben werden.")</text:span></text:p>
      <text:p text:style-name="Preformatted_20_Text"/>
      <text:p text:style-name="Preformatted_20_Text"><text:span text:style-name="Source_20_Text"><text:s text:c="4"/>def get_result(self):</text:span></text:p>
      <text:p text:style-name="P1"><text:span text:style-name="Source_20_Text"><text:s text:c="8"/>return self.result</text:span></text:p>
      <text:p text:style-name="Horizontal_20_Line"/>
      <text:h text:style-name="Heading_20_2" text:outline-level="2">🔄 Was passiert bei der Verwendung?</text:h>
      <text:p text:style-name="Text_20_body">Wenn du z. B. <text:span text:style-name="Source_20_Text">SMTPSession(BaseSession)</text:span> schreibst, <text:span text:style-name="Strong_20_Emphasis">erbt</text:span> <text:span text:style-name="Source_20_Text">SMTPSession</text:span> automatisch:</text:p>
      <text:list text:style-name="L3">
        <text:list-item>
          <text:p text:style-name="P4"><text:span text:style-name="Source_20_Text">__init__()</text:span> → <text:span text:style-name="Source_20_Text">self.result = {}</text:span> wird gesetzt</text:p>
        </text:list-item>
        <text:list-item>
          <text:p text:style-name="P4"><text:span text:style-name="Source_20_Text">get_result()</text:span> → erlaubt Zugriff auf die Daten</text:p>
        </text:list-item>
      </text:list>
      <text:p text:style-name="Text_20_body">Jede <text:span text:style-name="Source_20_Text">Session</text:span> bekommt so automatisch <text:span text:style-name="Strong_20_Emphasis">gleiche Struktur</text:span>, ist leicht zu warten und testen.</text:p>
      <text:p text:style-name="Horizontal_20_Line"/>
      <text:h text:style-name="Heading_20_2" text:outline-level="2">🧠 Und wenn du willst, kannst du später <text:span text:style-name="Source_20_Text">BaseSession</text:span> erweitern:</text:h>
      <text:list text:style-name="L4">
        <text:list-item>
          <text:p text:style-name="P5">Mit Logging</text:p>
        </text:list-item>
        <text:list-item>
          <text:p text:style-name="P5">Mit Fehlerbehandlung</text:p>
        </text:list-item>
        <text:list-item>
          <text:p text:style-name="P5">Mit automatischer Speicherung</text:p>
        </text:list-item>
        <text:list-item>
          <text:p text:style-name="P5">Mit „Zurück“-Funktion</text:p>
        </text:list-item>
      </text:list>
      <text:p text:style-name="Horizontal_20_Line"/>
      <text:h text:style-name="Heading_20_2" text:outline-level="2">🧱 Teil 2: <text:span text:style-name="Source_20_Text">prompt_toolkit</text:span>-Tools: <text:span text:style-name="Strong_20_Emphasis"><text:span text:style-name="Source_20_Text">WordCompleter</text:span></text:span><text:span text:style-name="Strong_20_Emphasis">, </text:span><text:span text:style-name="Strong_20_Emphasis"><text:span text:style-name="Source_20_Text">AutoSuggest</text:span></text:span><text:span text:style-name="Strong_20_Emphasis">, </text:span><text:span text:style-name="Strong_20_Emphasis"><text:span text:style-name="Source_20_Text">Validator</text:span></text:span><text:span text:style-name="Strong_20_Emphasis">, </text:span><text:span text:style-name="Strong_20_Emphasis"><text:span text:style-name="Source_20_Text">bottom_toolbar</text:span></text:span><text:span text:style-name="Strong_20_Emphasis"> …</text:span></text:h>
      <text:p text:style-name="Text_20_body">Jetzt erkläre ich <text:span text:style-name="Strong_20_Emphasis">ganz genau</text:span>, was diese Tools machen, wann du sie brauchst und wie du sie <text:span text:style-name="Strong_20_Emphasis">sauber in dein System einbaust.</text:span></text:p>
      <text:p text:style-name="Horizontal_20_Line"/>
      <text:h text:style-name="Heading_20_3" text:outline-level="3">✅ <text:span text:style-name="Source_20_Text">prompt()</text:span></text:h>
      <text:p text:style-name="Text_20_body">Die zentrale Funktion von <text:span text:style-name="Source_20_Text">prompt_toolkit</text:span>. Sie fragt den Benutzer nach Eingaben – <text:span text:style-name="Strong_20_Emphasis">mit Profi-Features</text:span>, wie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Beschreibung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validator=</text:span></text:p>
          </table:table-cell>
          <table:table-cell table:style-name="Table1.A1" office:value-type="string">
            <text:p text:style-name="Table_20_Contents">Prüft die Eingabe direkt</text:p>
          </table:table-cell>
        </table:table-row>
        <table:table-row>
          <table:table-cell table:style-name="Table1.A1" office:value-type="string">
            <text:p text:style-name="Table_20_Contents"><text:span text:style-name="Source_20_Text">bottom_toolbar=</text:span></text:p>
          </table:table-cell>
          <table:table-cell table:style-name="Table1.A1" office:value-type="string">
            <text:p text:style-name="Table_20_Contents">Zeigt kontextbezogene Hilfe</text:p>
          </table:table-cell>
        </table:table-row>
        <table:table-row>
          <table:table-cell table:style-name="Table1.A1" office:value-type="string">
            <text:p text:style-name="Table_20_Contents"><text:span text:style-name="Source_20_Text">is_password=True</text:span></text:p>
          </table:table-cell>
          <table:table-cell table:style-name="Table1.A1" office:value-type="string">
            <text:p text:style-name="Table_20_Contents">Macht die Eingabe unsichtbar</text:p>
          </table:table-cell>
        </table:table-row>
        <table:table-row>
          <table:table-cell table:style-name="Table1.A1" office:value-type="string">
            <text:p text:style-name="Table_20_Contents"><text:span text:style-name="Source_20_Text">completer=</text:span></text:p>
          </table:table-cell>
          <table:table-cell table:style-name="Table1.A1" office:value-type="string">
            <text:p text:style-name="Table_20_Contents">Vorschläge während der Eingabe (Autocomplete)</text:p>
          </table:table-cell>
        </table:table-row>
        <table:table-row>
          <table:table-cell table:style-name="Table1.A1" office:value-type="string">
            <text:p text:style-name="Table_20_Contents"><text:span text:style-name="Source_20_Text">default=</text:span></text:p>
          </table:table-cell>
          <table:table-cell table:style-name="Table1.A1" office:value-type="string">
            <text:p text:style-name="Table_20_Contents">Vorbelegung der Eingabe</text:p>
          </table:table-cell>
        </table:table-row>
        <text:soft-page-break/>
        <table:table-row>
          <table:table-cell table:style-name="Table1.A1" office:value-type="string">
            <text:p text:style-name="Table_20_Contents"><text:span text:style-name="Source_20_Text">auto_suggest=</text:span></text:p>
          </table:table-cell>
          <table:table-cell table:style-name="Table1.A1" office:value-type="string">
            <text:p text:style-name="Table_20_Contents">Vorschläge aus bisherigen Eingaben</text:p>
          </table:table-cell>
        </table:table-row>
      </table:table>
      <text:p text:style-name="Horizontal_20_Line"/>
      <text:h text:style-name="Heading_20_3" text:outline-level="3">🧠 Beispiel für ein prompt mit allem:</text:h>
      <text:p text:style-name="Preformatted_20_Text"><text:span text:style-name="Source_20_Text">from prompt_toolkit import prompt</text:span></text:p>
      <text:p text:style-name="Preformatted_20_Text"><text:span text:style-name="Source_20_Text">from prompt_toolkit.completion import WordCompleter</text:span></text:p>
      <text:p text:style-name="Preformatted_20_Text"><text:span text:style-name="Source_20_Text">from prompt_toolkit.auto_suggest import AutoSuggestFromHistory</text:span></text:p>
      <text:p text:style-name="Preformatted_20_Text"><text:span text:style-name="Source_20_Text">from prompt_toolkit.validation import Validator, ValidationError</text:span></text:p>
      <text:p text:style-name="Preformatted_20_Text"/>
      <text:p text:style-name="Preformatted_20_Text"><text:span text:style-name="Source_20_Text">email_completer = WordCompleter(["info@", "support@", "kontakt@"], ignore_case=True)</text:span></text:p>
      <text:p text:style-name="Preformatted_20_Text"/>
      <text:p text:style-name="Preformatted_20_Text"><text:span text:style-name="Source_20_Text">class MyValidator(Validator):</text:span></text:p>
      <text:p text:style-name="Preformatted_20_Text"><text:span text:style-name="Source_20_Text"><text:s text:c="4"/>def validate(self, document):</text:span></text:p>
      <text:p text:style-name="Preformatted_20_Text"><text:span text:style-name="Source_20_Text"><text:s text:c="8"/>if "@" not in document.text:</text:span></text:p>
      <text:p text:style-name="Preformatted_20_Text"><text:span text:style-name="Source_20_Text"><text:s text:c="12"/>raise ValidationError(message="Keine gültige E-Mail!")</text:span></text:p>
      <text:p text:style-name="Preformatted_20_Text"/>
      <text:p text:style-name="Preformatted_20_Text"><text:span text:style-name="Source_20_Text">email = prompt(</text:span></text:p>
      <text:p text:style-name="Preformatted_20_Text"><text:span text:style-name="Source_20_Text"><text:s text:c="4"/>"Gib deine Mail ein: ",</text:span></text:p>
      <text:p text:style-name="Preformatted_20_Text"><text:span text:style-name="Source_20_Text"><text:s text:c="4"/>completer=email_completer,</text:span></text:p>
      <text:p text:style-name="Preformatted_20_Text"><text:span text:style-name="Source_20_Text"><text:s text:c="4"/>validator=MyValidator(),</text:span></text:p>
      <text:p text:style-name="Preformatted_20_Text"><text:span text:style-name="Source_20_Text"><text:s text:c="4"/>auto_suggest=AutoSuggestFromHistory(),</text:span></text:p>
      <text:p text:style-name="Preformatted_20_Text"><text:span text:style-name="Source_20_Text"><text:s text:c="4"/>bottom_toolbar=lambda: "E-Mail deines Providers eingeben"</text:span></text:p>
      <text:p text:style-name="P1"><text:span text:style-name="Source_20_Text">)</text:span></text:p>
      <text:p text:style-name="Horizontal_20_Line"/>
      <text:h text:style-name="Heading_20_3" text:outline-level="3">🧠 Wann brauchst du <text:span text:style-name="Strong_20_Emphasis"><text:span text:style-name="Source_20_Text">WordCompleter</text:span></text:span>?</text:h>
      <text:list text:style-name="L5">
        <text:list-item>
          <text:p text:style-name="P6">Wenn du Vorschläge <text:span text:style-name="Strong_20_Emphasis">aus einer festen Liste</text:span> geben willst</text:p>
        </text:list-item>
        <text:list-item>
          <text:p text:style-name="P6">z. B. für Provider, Filtertypen, Kategorien, Länder, etc.</text:p>
        </text:list-item>
      </text:list>
      <text:h text:style-name="Heading_20_3" text:outline-level="3">🧠 Wann brauchst du <text:span text:style-name="Strong_20_Emphasis"><text:span text:style-name="Source_20_Text">AutoSuggestFromHistory</text:span></text:span>?</text:h>
      <text:list text:style-name="L6">
        <text:list-item>
          <text:p text:style-name="P7">Wenn du willst, dass frühere Eingaben automatisch vorgeschlagen werden – z. B. wenn man das Programm öfter nutzt</text:p>
        </text:list-item>
      </text:list>
      <text:h text:style-name="Heading_20_3" text:outline-level="3">🧠 Wann brauchst du <text:span text:style-name="Strong_20_Emphasis"><text:span text:style-name="Source_20_Text">Validator</text:span></text:span>?</text:h>
      <text:list text:style-name="L7">
        <text:list-item>
          <text:p text:style-name="P8">Immer, wenn die Eingabe <text:span text:style-name="Strong_20_Emphasis">einen festen Aufbau</text:span> haben soll</text:p>
        </text:list-item>
        <text:list-item>
          <text:p text:style-name="P8">z. B. E-Mail-Adresse, Portnummer, Passwortlänge etc.</text:p>
        </text:list-item>
      </text:list>
      <text:h text:style-name="Heading_20_3" text:outline-level="3">🧠 Wann brauchst du <text:span text:style-name="Strong_20_Emphasis"><text:span text:style-name="Source_20_Text">bottom_toolbar</text:span></text:span>?</text:h>
      <text:list text:style-name="L8">
        <text:list-item>
          <text:p text:style-name="P9">Wenn du Hilfe zum aktuellen Feld geben willst – ohne die Frage selbst zu stören</text:p>
        </text:list-item>
      </text:list>
      <text:p text:style-name="Horizontal_20_Line"/>
      <text:h text:style-name="Heading_20_2" text:outline-level="2">🧱 Teil 3: <text:span text:style-name="Strong_20_Emphasis">So baust du deine Eingabe-Sessions jetzt professionell auf</text:span></text:h>
      <text:p text:style-name="Horizontal_20_Line"/>
      <text:h text:style-name="Heading_20_3" text:outline-level="3"><text:soft-page-break/>🗂️ Ordnerstruktur (nochmal ergänzt):</text:h>
      <text:p text:style-name="Preformatted_20_Text"><text:span text:style-name="Source_20_Text">projekt/</text:span></text:p>
      <text:p text:style-name="Preformatted_20_Text"><text:span text:style-name="Source_20_Text">│</text:span></text:p>
      <text:p text:style-name="Preformatted_20_Text"><text:span text:style-name="Source_20_Text">├── main.py <text:s text:c="22"/>◄ Einstiegspunkt</text:span></text:p>
      <text:p text:style-name="Preformatted_20_Text"><text:span text:style-name="Source_20_Text">│</text:span></text:p>
      <text:p text:style-name="Preformatted_20_Text"><text:span text:style-name="Source_20_Text">├── sessions/ <text:s text:c="20"/>◄ Einzelne "Themenbereiche"</text:span></text:p>
      <text:p text:style-name="Preformatted_20_Text"><text:span text:style-name="Source_20_Text">│ <text:s text:c="2"/>├── base_session.py</text:span></text:p>
      <text:p text:style-name="Preformatted_20_Text"><text:span text:style-name="Source_20_Text">│ <text:s text:c="2"/>├── smtp_session.py</text:span></text:p>
      <text:p text:style-name="Preformatted_20_Text"><text:span text:style-name="Source_20_Text">│ <text:s text:c="2"/>├── imap_session.py</text:span></text:p>
      <text:p text:style-name="Preformatted_20_Text"><text:span text:style-name="Source_20_Text">│ <text:s text:c="2"/>├── password_session.py</text:span></text:p>
      <text:p text:style-name="Preformatted_20_Text"><text:span text:style-name="Source_20_Text">│ <text:s text:c="2"/>└── filter_session.py</text:span></text:p>
      <text:p text:style-name="Preformatted_20_Text"><text:span text:style-name="Source_20_Text">│</text:span></text:p>
      <text:p text:style-name="Preformatted_20_Text"><text:span text:style-name="Source_20_Text">├── validators/ <text:s text:c="17"/>◄ Prüfungen für Eingaben</text:span></text:p>
      <text:p text:style-name="Preformatted_20_Text"><text:span text:style-name="Source_20_Text">│ <text:s text:c="2"/>├── smtp_validators.py</text:span></text:p>
      <text:p text:style-name="Preformatted_20_Text"><text:span text:style-name="Source_20_Text">│ <text:s text:c="2"/>└── filter_validators.py</text:span></text:p>
      <text:p text:style-name="Preformatted_20_Text"><text:span text:style-name="Source_20_Text">│</text:span></text:p>
      <text:p text:style-name="Preformatted_20_Text"><text:span text:style-name="Source_20_Text">├── resources/ <text:s text:c="18"/>◄ Texte, Labels, Tooltips</text:span></text:p>
      <text:p text:style-name="Preformatted_20_Text"><text:span text:style-name="Source_20_Text">│ <text:s text:c="2"/>├── prompts.py</text:span></text:p>
      <text:p text:style-name="Preformatted_20_Text"><text:span text:style-name="Source_20_Text">│ <text:s text:c="2"/>└── choices.py <text:s text:c="14"/>◄ z. B. für WordCompleter</text:span></text:p>
      <text:p text:style-name="Preformatted_20_Text"><text:span text:style-name="Source_20_Text">│</text:span></text:p>
      <text:p text:style-name="Preformatted_20_Text"><text:span text:style-name="Source_20_Text">├── storage/ <text:s text:c="20"/>◄ Zum späteren Speichern</text:span></text:p>
      <text:p text:style-name="P1"><text:span text:style-name="Source_20_Text">│ <text:s text:c="2"/>└── config_writer.py</text:span></text:p>
      <text:p text:style-name="Horizontal_20_Line"/>
      <text:h text:style-name="Heading_20_2" text:outline-level="2">📌 Wo genau kommt <text:span text:style-name="Source_20_Text">prompt()</text:span> hin?</text:h>
      <text:list text:style-name="L9">
        <text:list-item>
          <text:p text:style-name="P10">Immer in <text:span text:style-name="Source_20_Text">run()</text:span> der jeweiligen Session</text:p>
        </text:list-item>
        <text:list-item>
          <text:p text:style-name="P10">Dort fragst du alle Eingaben für <text:span text:style-name="Strong_20_Emphasis">diese eine Aufgabe</text:span> ab (z. B. SMTP)</text:p>
        </text:list-item>
      </text:list>
      <text:p text:style-name="Horizontal_20_Line"/>
      <text:h text:style-name="Heading_20_2" text:outline-level="2">📌 Wo kommen <text:span text:style-name="Source_20_Text">Validatoren</text:span> hin?</text:h>
      <text:list text:style-name="L10">
        <text:list-item>
          <text:p text:style-name="P11">Pro Themenbereich in eigene Datei unter <text:span text:style-name="Source_20_Text">validators/</text:span></text:p>
        </text:list-item>
        <text:list-item>
          <text:p text:style-name="P11">z. B. <text:span text:style-name="Source_20_Text">PortValidator</text:span> in <text:span text:style-name="Source_20_Text">smtp_validators.py</text:span></text:p>
        </text:list-item>
      </text:list>
      <text:p text:style-name="Horizontal_20_Line"/>
      <text:h text:style-name="Heading_20_2" text:outline-level="2">📌 Wo definierst du <text:span text:style-name="Source_20_Text">Completer</text:span>, <text:span text:style-name="Source_20_Text">AutoSuggest</text:span>, <text:span text:style-name="Source_20_Text">Tooltips</text:span>?</text:h>
      <text:list text:style-name="L11">
        <text:list-item>
          <text:p text:style-name="P12">In <text:span text:style-name="Source_20_Text">resources/choices.py</text:span> z. B.:</text:p>
        </text:list-item>
      </text:list>
      <text:p text:style-name="P1"><text:span text:style-name="Source_20_Text">PROVIDER_CHOICES = WordCompleter(["gmail.com", "outlook.com", "web.de"])</text:span></text:p>
      <text:list text:style-name="L12">
        <text:list-item>
          <text:p text:style-name="P13">In <text:span text:style-name="Source_20_Text">resources/prompts.py</text:span> z. B.:</text:p>
        </text:list-item>
      </text:list>
      <text:p text:style-name="Preformatted_20_Text"><text:span text:style-name="Source_20_Text">PROMPTS = {</text:span></text:p>
      <text:p text:style-name="Preformatted_20_Text"><text:span text:style-name="Source_20_Text"><text:s text:c="4"/>"smtp": {</text:span></text:p>
      <text:p text:style-name="Preformatted_20_Text"><text:span text:style-name="Source_20_Text"><text:s text:c="8"/>"host": {"text": "SMTP-Server: ", "hint": "z. B. smtp.gmail.com"},</text:span></text:p>
      <text:p text:style-name="Preformatted_20_Text"><text:span text:style-name="Source_20_Text"><text:s text:c="8"/>...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><text:soft-page-break/></text:p>
      <text:h text:style-name="Heading_20_2" text:outline-level="2">📌 Wie behandelst du Rückgabewerte?</text:h>
      <text:list text:style-name="L13">
        <text:list-item>
          <text:p text:style-name="P14">In der Session → <text:span text:style-name="Source_20_Text">self.result = {...}</text:span></text:p>
        </text:list-item>
        <text:list-item>
          <text:p text:style-name="P14">Im Hauptprogramm: <text:span text:style-name="Source_20_Text">session.get_result()</text:span> oder direkt <text:span text:style-name="Source_20_Text">session.result</text:span></text:p>
        </text:list-item>
      </text:list>
      <text:p text:style-name="Text_20_body">Du kannst sie dann:</text:p>
      <text:list text:style-name="L14">
        <text:list-item>
          <text:p text:style-name="P15">in <text:span text:style-name="Source_20_Text">.json</text:span> speichern</text:p>
        </text:list-item>
        <text:list-item>
          <text:p text:style-name="P15">an ein Setup-Modul übergeben</text:p>
        </text:list-item>
        <text:list-item>
          <text:p text:style-name="P15">weiterverarbeiten</text:p>
        </text:list-item>
      </text:list>
      <text:p text:style-name="Horizontal_20_Line"/>
      <text:h text:style-name="Heading_20_2" text:outline-level="2">💡 PROFITIPP: Wiederverwendbare Eingabe-Komponenten</text:h>
      <text:p text:style-name="Text_20_body">Mach dir ein Hilfsmodul, z. B. <text:span text:style-name="Source_20_Text">input_helpers.py</text:span>, mit Funktionen wie:</text:p>
      <text:p text:style-name="Preformatted_20_Text"><text:span text:style-name="Source_20_Text">def ask(prompt_text, validator=None, completer=None, default=None, hint=None, password=False):</text:span></text:p>
      <text:p text:style-name="Preformatted_20_Text"><text:span text:style-name="Source_20_Text"><text:s text:c="4"/>return prompt(</text:span></text:p>
      <text:p text:style-name="Preformatted_20_Text"><text:span text:style-name="Source_20_Text"><text:s text:c="8"/>prompt_text,</text:span></text:p>
      <text:p text:style-name="Preformatted_20_Text"><text:span text:style-name="Source_20_Text"><text:s text:c="8"/>validator=validator,</text:span></text:p>
      <text:p text:style-name="Preformatted_20_Text"><text:span text:style-name="Source_20_Text"><text:s text:c="8"/>completer=completer,</text:span></text:p>
      <text:p text:style-name="Preformatted_20_Text"><text:span text:style-name="Source_20_Text"><text:s text:c="8"/>default=default,</text:span></text:p>
      <text:p text:style-name="Preformatted_20_Text"><text:span text:style-name="Source_20_Text"><text:s text:c="8"/>auto_suggest=AutoSuggestFromHistory(),</text:span></text:p>
      <text:p text:style-name="Preformatted_20_Text"><text:span text:style-name="Source_20_Text"><text:s text:c="8"/>bottom_toolbar=(lambda: hint) if hint else None,</text:span></text:p>
      <text:p text:style-name="Preformatted_20_Text"><text:span text:style-name="Source_20_Text"><text:s text:c="8"/>is_password=password</text:span></text:p>
      <text:p text:style-name="P1"><text:span text:style-name="Source_20_Text"><text:s text:c="4"/>)</text:span></text:p>
      <text:p text:style-name="Text_20_body">So wird deine Session-Klasse super sauber:</text:p>
      <text:p text:style-name="Preformatted_20_Text"><text:span text:style-name="Source_20_Text">from input_helpers import ask</text:span></text:p>
      <text:p text:style-name="Preformatted_20_Text"><text:span text:style-name="Source_20_Text">from validators.smtp_validators import PortValidator</text:span></text:p>
      <text:p text:style-name="Preformatted_20_Text"><text:span text:style-name="Source_20_Text">from resources.prompts import PROMPTS_SMTP</text:span></text:p>
      <text:p text:style-name="Preformatted_20_Text"/>
      <text:p text:style-name="Preformatted_20_Text"><text:span text:style-name="Source_20_Text">class SMTPSession(BaseSession):</text:span></text:p>
      <text:p text:style-name="Preformatted_20_Text"><text:span text:style-name="Source_20_Text"><text:s text:c="4"/>def run(self):</text:span></text:p>
      <text:p text:style-name="Preformatted_20_Text"><text:span text:style-name="Source_20_Text"><text:s text:c="8"/>host = ask(PROMPTS_SMTP["host"]["text"], hint=PROMPTS_SMTP["host"]["hint"])</text:span></text:p>
      <text:p text:style-name="Preformatted_20_Text"><text:span text:style-name="Source_20_Text"><text:s text:c="8"/>port = ask(PROMPTS_SMTP["port"]["text"], validator=PortValidator(), hint="1–65535")</text:span></text:p>
      <text:p text:style-name="P1"><text:span text:style-name="Source_20_Text"><text:s text:c="8"/>...</text:span></text:p>
      <text:p text:style-name="Horizontal_20_Line"/>
      <text:h text:style-name="Heading_20_2" text:outline-level="2">✅ Fazit: Du kannst jetzt ALLES richtig umsetzen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Thema</text:p>
            </table:table-cell>
            <table:table-cell table:style-name="Table2.A1" office:value-type="string">
              <text:p text:style-name="Table_20_Heading">Du weißt jetzt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BaseSession</text:span></text:p>
          </table:table-cell>
          <table:table-cell table:style-name="Table2.A1" office:value-type="string">
            <text:p text:style-name="Table_20_Contents">Warum und wie man die verwendet, um alles einheitlich zu halten</text:p>
          </table:table-cell>
        </table:table-row>
        <table:table-row>
          <table:table-cell table:style-name="Table2.A1" office:value-type="string">
            <text:p text:style-name="Table_20_Contents"><text:span text:style-name="Source_20_Text">prompt()</text:span></text:p>
          </table:table-cell>
          <table:table-cell table:style-name="Table2.A1" office:value-type="string">
            <text:p text:style-name="Table_20_Contents">Wie es funktioniert und welche Parameter wann sinnvoll sind</text:p>
          </table:table-cell>
        </table:table-row>
        <table:table-row>
          <table:table-cell table:style-name="Table2.A1" office:value-type="string">
            <text:p text:style-name="Table_20_Contents"><text:span text:style-name="Source_20_Text">Validator</text:span>, <text:span text:style-name="Source_20_Text">WordCompleter</text:span></text:p>
          </table:table-cell>
          <table:table-cell table:style-name="Table2.A1" office:value-type="string">
            <text:p text:style-name="Table_20_Contents">Wie man sie trennt und wiederverwendet</text:p>
          </table:table-cell>
        </table:table-row>
        <text:soft-page-break/>
        <table:table-row>
          <table:table-cell table:style-name="Table2.A1" office:value-type="string">
            <text:p text:style-name="Table_20_Contents">Rückgabe und Weiterverarbeitung</text:p>
          </table:table-cell>
          <table:table-cell table:style-name="Table2.A1" office:value-type="string">
            <text:p text:style-name="Table_20_Contents">Wie du sauber Eingaben speicherst und verwendest</text:p>
          </table:table-cell>
        </table:table-row>
        <table:table-row>
          <table:table-cell table:style-name="Table2.A1" office:value-type="string">
            <text:p text:style-name="Table_20_Contents">Struktur</text:p>
          </table:table-cell>
          <table:table-cell table:style-name="Table2.A1" office:value-type="string">
            <text:p text:style-name="Table_20_Contents">Wo du welche Datei und Klasse hinlegst und warum</text:p>
          </table:table-cell>
        </table:table-row>
      </table:table>
      <text:p text:style-name="Horizontal_20_Line"/>
      <text:p text:style-name="Text_20_body">Wenn du willst, kann ich als Nächstes ein vollständiges Setup-Flow-Beispiel skizzieren (z. B. mit "Zurück", "Abbrechen", "Daten speichern").</text:p>
      <text:p text:style-name="Text_20_body">Sag mir einfach, wohin du als Nächstes willst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8T19:01:19.618364158</meta:creation-date>
    <dc:date>2025-07-08T19:01:27.558622444</dc:date>
    <meta:editing-duration>PT8S</meta:editing-duration>
    <meta:editing-cycles>1</meta:editing-cycles>
    <meta:document-statistic meta:table-count="2" meta:image-count="0" meta:object-count="0" meta:page-count="6" meta:paragraph-count="165" meta:word-count="836" meta:character-count="6491" meta:non-whitespace-character-count="5520"/>
    <meta:generator>LibreOffice/24.2.7.2$Linux_X86_64 LibreOffice_project/420$Build-2</meta:generator>
  </office:meta>
</office:document-meta>
</file>